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officeooo:rsid="0010ff15" officeooo:paragraph-rsid="0010ff15"/>
    </style:style>
    <style:style style:name="P2" style:family="paragraph" style:parent-style-name="Standard">
      <style:paragraph-properties fo:text-align="start" style:justify-single-word="false"/>
      <style:text-properties officeooo:rsid="0010ff15" officeooo:paragraph-rsid="0010ff15"/>
    </style:style>
    <style:style style:name="P3" style:family="paragraph" style:parent-style-name="Standard">
      <style:paragraph-properties fo:text-align="center" style:justify-single-word="false"/>
      <style:text-properties fo:font-size="15pt" officeooo:rsid="0010ff15" officeooo:paragraph-rsid="0010ff15" style:font-size-asian="15pt" style:font-size-complex="15pt"/>
    </style:style>
    <style:style style:name="P4" style:family="paragraph" style:parent-style-name="Standard">
      <style:paragraph-properties fo:text-align="start" style:justify-single-word="false"/>
      <style:text-properties fo:font-size="12pt" fo:language="en" fo:country="US" officeooo:rsid="0010ff15" officeooo:paragraph-rsid="0010ff15" style:font-size-asian="10.5pt" style:font-size-complex="12pt"/>
    </style:style>
    <style:style style:name="T1" style:family="text">
      <style:text-properties fo:language="en" fo:country="G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Fil rouge abstract</text:p>
      <text:p text:style-name="P3"/>
      <text:p text:style-name="P4"><text:tab/>Since the moment Humans have domesticated the earth, technological and technical breakthroughs have been messing up with what we could refer to as the natural order of things.</text:p>
      <text:p text:style-name="P4"><text:tab/>Leguman has decided to play a part in the building of a better, sane world. He figured people had been spending too much time consuming filthy products and couldn’t take it anymore. He proceeded to take the matter into his own hands and started growing his own food, he then discovered himself a talent and passion for this activity and decided he would spread his passion as much as he could. </text:p>
      <text:p text:style-name="P4"><text:tab/>To help him reach his goal and make a decent living from his work, I offered to bring his activity online to allow people in a broader radius to acknowledge and appreciate the quality of his production. We decided to craft together a website that would present his activity as well as offer the opportunity to order a basket online that would then be delivered once or twice a week at two delivering points. The client will have to chose a delivering point and time between the two available, and could then pay directly with his credit card or just place an order he will then pay in cash when they come to retrieve his order.</text:p>
      <text:p text:style-name="P4"><text:tab/>The website design needs to be focused on the mobile version as nowadays most people are using their smartphone on a daily basis, especially for this kind of task, we want them to be able to order a basket on their way home from work. The <text:span text:style-name="T1">colours having to be natural and smooth, as we want to convey a warm and rural spirit, I chose green and brown as the main colours, which seems relevant albeit pretty classic.</text:span></text:p>
      <text:p text:style-name="P1"/>
      <text:p text:style-name="P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0-27T13:54:27.192000000</meta:creation-date>
    <dc:date>2023-10-27T15:04:09.040000000</dc:date>
    <meta:editing-duration>PT1H9M41S</meta:editing-duration>
    <meta:editing-cycles>1</meta:editing-cycles>
    <meta:generator>LibreOffice/7.6.2.1$Windows_X86_64 LibreOffice_project/56f7684011345957bbf33a7ee678afaf4d2ba333</meta:generator>
    <meta:document-statistic meta:table-count="0" meta:image-count="0" meta:object-count="0" meta:page-count="1" meta:paragraph-count="5" meta:word-count="296" meta:character-count="1632" meta:non-whitespace-character-count="1336"/>
  </office:meta>
</office:document-meta>
</file>